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1PSZtVJuRTry24AD738inE1hzIOvcr4dkba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4:13:31.668044428</meta:creation-date>
    <dc:date>2025-05-28T14:23:41.686094299</dc:date>
    <meta:editing-duration>PT10M10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